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mpton" table:style-name="ta1">
        <table:shapes>
          <draw:frame draw:z-index="0" draw:style-name="gr1" draw:text-style-name="P1" svg:width="15.999cm" svg:height="8.999cm" svg:x="12.002cm" svg:y="1.269cm">
            <draw:object draw:notify-on-update-of-ranges="Compton.A1:Compton.A3 Compton.B1:Compton.B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formula="of:=[calc.H1]" office:value-type="float" office:value="480.637636080871" calcext:value-type="float">
            <text:p>480.6376360809</text:p>
          </table:table-cell>
          <table:table-cell table:formula="of:=[calc.I1]" office:value-type="float" office:value="476.372064125109" calcext:value-type="float">
            <text:p>476.3720641251</text:p>
          </table:table-cell>
          <table:table-cell table:formula="of:=[calc.A1]" office:value-type="string" office:string-value="Cs_{137}" calcext:value-type="string">
            <text:p>Cs_{137}</text:p>
          </table:table-cell>
        </table:table-row>
        <table:table-row table:style-name="ro1">
          <table:table-cell table:formula="of:=[calc.H2]" office:value-type="float" office:value="205.365474339036" calcext:value-type="float">
            <text:p>205.365474339</text:p>
          </table:table-cell>
          <table:table-cell table:formula="of:=[calc.I2]" office:value-type="float" office:value="197.412795867801" calcext:value-type="float">
            <text:p>197.4127958678</text:p>
          </table:table-cell>
          <table:table-cell table:formula="of:=[calc.A2]" office:value-type="string" office:string-value="Eu_{152}" calcext:value-type="string">
            <text:p>Eu_{152}</text:p>
          </table:table-cell>
        </table:table-row>
        <table:table-row table:style-name="ro1">
          <table:table-cell table:formula="of:=[calc.H3]" office:value-type="float" office:value="1133.20373250389" calcext:value-type="float">
            <text:p>1133.2037325039</text:p>
          </table:table-cell>
          <table:table-cell table:formula="of:=[calc.I3]" office:value-type="float" office:value="1061.68119255027" calcext:value-type="float">
            <text:p>1061.6811925503</text:p>
          </table:table-cell>
          <table:table-cell table:formula="of:=[calc.A3]" office:value-type="string" office:string-value="Na_{22}" calcext:value-type="string">
            <text:p>Na_{22}</text:p>
          </table:table-cell>
        </table:table-row>
      </table:table>
      <table:table table:name="calc" table:style-name="ta1"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s_{137}</text:p>
          </table:table-cell>
          <table:table-cell office:value-type="float" office:value="924.65" calcext:value-type="float">
            <text:p>924.65</text:p>
          </table:table-cell>
          <table:table-cell office:value-type="float" office:value="71.17" calcext:value-type="float">
            <text:p>71.17</text:p>
          </table:table-cell>
          <table:table-cell table:formula="of:=[.$B$10]*[.B1]+[.$B$11]" office:value-type="float" office:value="660.614307931571" calcext:value-type="float">
            <text:p>660.6143079316</text:p>
          </table:table-cell>
          <table:table-cell table:formula="of:=[.$B$10]*[.C1]" office:value-type="float" office:value="55.3421461897356" calcext:value-type="float">
            <text:p>55.3421461897</text:p>
          </table:table-cell>
          <table:table-cell table:formula="of:=[.E1]/[.D1]" office:value-type="float" office:value="0.0837737625801895" calcext:value-type="float">
            <text:p>0.0837737626</text:p>
          </table:table-cell>
          <table:table-cell office:value-type="float" office:value="693.2" calcext:value-type="float">
            <text:p>693.2</text:p>
          </table:table-cell>
          <table:table-cell table:formula="of:=[.$B$10]*[.G1]+[.$B$11]" office:value-type="float" office:value="480.637636080871" calcext:value-type="float">
            <text:p>480.6376360809</text:p>
          </table:table-cell>
          <table:table-cell table:formula="of:=[.D1]/(1+[.$B$12]/2/[.D1])" office:value-type="float" office:value="476.372064125109" calcext:value-type="float">
            <text:p>476.3720641251</text:p>
          </table:table-cell>
          <table:table-cell table:formula="of:=POWER([.F1];2)" office:value-type="float" office:value="0.00701804329684196" calcext:value-type="float">
            <text:p>0.0070180433</text:p>
          </table:table-cell>
          <table:table-cell table:formula="of:=[.D1]/(1+2*[.D1]/[.$B$12])" office:value-type="float" office:value="184.242243806462" calcext:value-type="float">
            <text:p>184.2422438065</text:p>
          </table:table-cell>
          <table:table-cell table:formula="of:=[.K1]*[.$B$8]+[.$B$9]" office:value-type="float" office:value="312.03552553511" calcext:value-type="float">
            <text:p>312.0355255351</text:p>
          </table:table-cell>
          <table:table-cell table:formula="of:=1/[.D1]" office:value-type="float" office:value="0.00151374256959567" calcext:value-type="float">
            <text:p>0.0015137426</text:p>
          </table:table-cell>
        </table:table-row>
        <table:table-row table:style-name="ro1">
          <table:table-cell office:value-type="string" calcext:value-type="string">
            <text:p>Eu_{152}</text:p>
          </table:table-cell>
          <table:table-cell office:value-type="float" office:value="517.518" calcext:value-type="float">
            <text:p>517.518</text:p>
          </table:table-cell>
          <table:table-cell office:value-type="float" office:value="51.71" calcext:value-type="float">
            <text:p>51.71</text:p>
          </table:table-cell>
          <table:table-cell table:formula="of:=[.$B$10]*[.B2]+[.$B$11]" office:value-type="float" office:value="344.026438569207" calcext:value-type="float">
            <text:p>344.0264385692</text:p>
          </table:table-cell>
          <table:table-cell table:formula="of:=[.$B$10]*[.C2]" office:value-type="float" office:value="40.2099533437014" calcext:value-type="float">
            <text:p>40.2099533437</text:p>
          </table:table-cell>
          <table:table-cell table:formula="of:=[.E2]/[.D2]" office:value-type="float" office:value="0.116880416257928" calcext:value-type="float">
            <text:p>0.1168804163</text:p>
          </table:table-cell>
          <table:table-cell office:value-type="float" office:value="339.2" calcext:value-type="float">
            <text:p>339.2</text:p>
          </table:table-cell>
          <table:table-cell table:formula="of:=[.$B$10]*[.G2]+[.$B$11]" office:value-type="float" office:value="205.365474339036" calcext:value-type="float">
            <text:p>205.365474339</text:p>
          </table:table-cell>
          <table:table-cell table:formula="of:=[.D2]/(1+[.$B$12]/2/[.D2])" office:value-type="float" office:value="197.412795867801" calcext:value-type="float">
            <text:p>197.4127958678</text:p>
          </table:table-cell>
          <table:table-cell table:formula="of:=POWER([.F2];2)" office:value-type="float" office:value="0.0136610317046265" calcext:value-type="float">
            <text:p>0.0136610317</text:p>
          </table:table-cell>
          <table:table-cell table:formula="of:=[.D2]/(1+2*[.D2]/[.$B$12])" office:value-type="float" office:value="146.613642701406" calcext:value-type="float">
            <text:p>146.6136427014</text:p>
          </table:table-cell>
          <table:table-cell table:formula="of:=[.K2]*[.$B$8]+[.$B$9]" office:value-type="float" office:value="263.645144514009" calcext:value-type="float">
            <text:p>263.645144514</text:p>
          </table:table-cell>
          <table:table-cell table:formula="of:=1/[.D2]" office:value-type="float" office:value="0.00290675334186222" calcext:value-type="float">
            <text:p>0.0029067533</text:p>
          </table:table-cell>
        </table:table-row>
        <table:table-row table:style-name="ro1">
          <table:table-cell office:value-type="string" calcext:value-type="string">
            <text:p>Na_{22}</text:p>
          </table:table-cell>
          <table:table-cell office:value-type="float" office:value="1714.126" calcext:value-type="float">
            <text:p>1714.126</text:p>
          </table:table-cell>
          <table:table-cell office:value-type="float" office:value="109.86" calcext:value-type="float">
            <text:p>109.86</text:p>
          </table:table-cell>
          <table:table-cell table:formula="of:=[.$B$10]*[.B3]+[.$B$11]" office:value-type="float" office:value="1274.51477449456" calcext:value-type="float">
            <text:p>1274.5147744946</text:p>
          </table:table-cell>
          <table:table-cell table:formula="of:=[.$B$10]*[.C3]" office:value-type="float" office:value="85.4276827371695" calcext:value-type="float">
            <text:p>85.4276827372</text:p>
          </table:table-cell>
          <table:table-cell table:formula="of:=[.E3]/[.D3]" office:value-type="float" office:value="0.0670276127407375" calcext:value-type="float">
            <text:p>0.0670276127</text:p>
          </table:table-cell>
          <table:table-cell office:value-type="float" office:value="1532.4" calcext:value-type="float">
            <text:p>1532.4</text:p>
          </table:table-cell>
          <table:table-cell table:formula="of:=[.$B$10]*[.G3]+[.$B$11]" office:value-type="float" office:value="1133.20373250389" calcext:value-type="float">
            <text:p>1133.2037325039</text:p>
          </table:table-cell>
          <table:table-cell table:formula="of:=[.D3]/(1+[.$B$12]/2/[.D3])" office:value-type="float" office:value="1061.68119255027" calcext:value-type="float">
            <text:p>1061.6811925503</text:p>
          </table:table-cell>
          <table:table-cell table:formula="of:=POWER([.F3];2)" office:value-type="float" office:value="0.00449270086972227" calcext:value-type="float">
            <text:p>0.0044927009</text:p>
          </table:table-cell>
          <table:table-cell table:formula="of:=[.D3]/(1+2*[.D3]/[.$B$12])" office:value-type="float" office:value="212.833581944288" calcext:value-type="float">
            <text:p>212.8335819443</text:p>
          </table:table-cell>
          <table:table-cell table:formula="of:=[.K3]*[.$B$8]+[.$B$9]" office:value-type="float" office:value="348.803986380355" calcext:value-type="float">
            <text:p>348.8039863804</text:p>
          </table:table-cell>
          <table:table-cell table:formula="of:=1/[.D3]" office:value-type="float" office:value="0.000784612324636705" calcext:value-type="float">
            <text:p>0.0007846123</text:p>
          </table:table-cell>
        </table:table-row>
        <table:table-row table:style-name="ro1">
          <table:table-cell office:value-type="string" calcext:value-type="string">
            <text:p>Am_{241}</text:p>
          </table:table-cell>
          <table:table-cell office:value-type="float" office:value="517.34" calcext:value-type="float">
            <text:p>517.34</text:p>
          </table:table-cell>
          <table:table-cell office:value-type="float" office:value="6.75" calcext:value-type="float">
            <text:p>6.75</text:p>
          </table:table-cell>
          <table:table-cell table:formula="of:=[.$B$10]*[.B4]+[.$B$11]" office:value-type="float" office:value="343.888024883359" calcext:value-type="float">
            <text:p>343.8880248834</text:p>
          </table:table-cell>
          <table:table-cell table:formula="of:=[.$B$10]*[.C4]" office:value-type="float" office:value="5.24883359253499" calcext:value-type="float">
            <text:p>5.2488335925</text:p>
          </table:table-cell>
          <table:table-cell table:formula="of:=[.E4]/[.D4]" office:value-type="float" office:value="0.0152632054992764" calcext:value-type="float">
            <text:p>0.015263205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Источник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lta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compt_max</text:p>
          </table:table-cell>
          <table:table-cell office:value-type="string" calcext:value-type="string">
            <text:p>Ecompt_max</text:p>
          </table:table-cell>
          <table:table-cell office:value-type="string" calcext:value-type="string">
            <text:p>Ecm_th</text:p>
          </table:table-cell>
          <table:table-cell office:value-type="string" calcext:value-type="string">
            <text:p>R^2</text:p>
          </table:table-cell>
          <table:table-cell office:value-type="string" calcext:value-type="string">
            <text:p>Eобр</text:p>
          </table:table-cell>
          <table:table-cell office:value-type="string" calcext:value-type="string">
            <text:p>Nобр</text:p>
          </table:table-cell>
          <table:table-cell office:value-type="string" calcext:value-type="string">
            <text:p>1/E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кан</text:p>
          </table:table-cell>
          <table:table-cell table:number-columns-repeated="2" office:value-type="string" calcext:value-type="string">
            <text:p>кЭ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н</text:p>
          </table:table-cell>
          <table:table-cell table:number-columns-repeated="2" office:value-type="string" calcext:value-type="string">
            <text:p>кЭ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Эв</text:p>
          </table:table-cell>
          <table:table-cell office:value-type="string" calcext:value-type="string">
            <text:p>кан</text:p>
          </table:table-cell>
          <table:table-cell office:value-type="string" calcext:value-type="string">
            <text:p>1/кЭв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.286" calcext:value-type="float">
            <text:p>1.286</text:p>
          </table:table-cell>
          <table:table-cell office:value-type="string" calcext:value-type="string">
            <text:p>кан/кЭ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5.1" calcext:value-type="float">
            <text:p>75.1</text:p>
          </table:table-cell>
          <table:table-cell office:value-type="string" calcext:value-type="string">
            <text:p>к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'</text:p>
          </table:table-cell>
          <table:table-cell table:formula="of:=1/[.$B$8]" office:value-type="float" office:value="0.777604976671851" calcext:value-type="float">
            <text:p>0.7776049767</text:p>
          </table:table-cell>
          <table:table-cell office:value-type="string" calcext:value-type="string">
            <text:p>кЭв/к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'</text:p>
          </table:table-cell>
          <table:table-cell table:formula="of:=-[.$B$9]/[.$B$8]" office:value-type="float" office:value="-58.398133748056" calcext:value-type="float">
            <text:p>-58.3981337481</text:p>
          </table:table-cell>
          <table:table-cell office:value-type="string" calcext:value-type="string">
            <text:p>кЭ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^2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кЭв</text:p>
          </table:table-cell>
          <table:table-cell table:number-columns-repeated="10"/>
        </table:table-row>
      </table:table>
      <table:table table:name="Resolution" table:style-name="ta1">
        <table:shapes>
          <draw:frame draw:z-index="0" draw:style-name="gr1" draw:text-style-name="P1" svg:width="15.999cm" svg:height="8.999cm" svg:x="10.442cm" svg:y="1.534cm">
            <draw:object draw:notify-on-update-of-ranges="Resolution.A1:Resolution.A3 Resolution.B1:Resolution.B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formula="of:=[calc.M1]" office:value-type="float" office:value="0.00151374256959567" calcext:value-type="float">
            <text:p>0.0015137426</text:p>
          </table:table-cell>
          <table:table-cell table:formula="of:=[calc.J1]" office:value-type="float" office:value="0.00701804329684196" calcext:value-type="float">
            <text:p>0.0070180433</text:p>
          </table:table-cell>
          <table:table-cell table:formula="of:=[calc.A1]" office:value-type="string" office:string-value="Cs_{137}" calcext:value-type="string">
            <text:p>Cs_{137}</text:p>
          </table:table-cell>
        </table:table-row>
        <table:table-row table:style-name="ro1">
          <table:table-cell table:formula="of:=[calc.M2]" office:value-type="float" office:value="0.00290675334186222" calcext:value-type="float">
            <text:p>0.0029067533</text:p>
          </table:table-cell>
          <table:table-cell table:formula="of:=[calc.J2]" office:value-type="float" office:value="0.0136610317046265" calcext:value-type="float">
            <text:p>0.0136610317</text:p>
          </table:table-cell>
          <table:table-cell table:formula="of:=[calc.A2]" office:value-type="string" office:string-value="Eu_{152}" calcext:value-type="string">
            <text:p>Eu_{152}</text:p>
          </table:table-cell>
        </table:table-row>
        <table:table-row table:style-name="ro1">
          <table:table-cell table:formula="of:=[calc.M3]" office:value-type="float" office:value="0.000784612324636705" calcext:value-type="float">
            <text:p>0.0007846123</text:p>
          </table:table-cell>
          <table:table-cell table:formula="of:=[calc.J3]" office:value-type="float" office:value="0.00449270086972227" calcext:value-type="float">
            <text:p>0.0044927009</text:p>
          </table:table-cell>
          <table:table-cell table:formula="of:=[calc.A3]" office:value-type="string" office:string-value="Na_{22}" calcext:value-type="string">
            <text:p>Na_{22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23:07:19.603019979</meta:creation-date>
    <dc:date>2014-09-19T00:28:57.537913470</dc:date>
    <meta:editing-duration>PT50M39S</meta:editing-duration>
    <meta:editing-cycles>14</meta:editing-cycles>
    <meta:generator>LibreOffice/4.2.6.2$Linux_X86_64 LibreOffice_project/420m0$Build-2</meta:generator>
    <meta:document-statistic meta:table-count="3" meta:cell-count="1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32cm" svg:y="0.316cm" chart:style-name="ch2">
          <text:p>Энергия комптоновского рассеяния</text:p>
        </chart:title>
        <chart:plot-area chart:style-name="ch3" table:cell-range-address="Compton.A1:Compton.B3" svg:x="1.331cm" svg:y="1.635cm" svg:width="14.029cm" svg:height="6.204cm">
          <chartooo:coordinate-region svg:x="2.323cm" svg:y="1.834cm" svg:width="12.665cm" svg:height="5.358cm"/>
          <chart:axis chart:dimension="x" chart:name="primary-x" chart:style-name="ch4">
            <chart:title svg:x="7.507cm" svg:y="8.019cm" chart:style-name="ch5">
              <text:p>E_exp, kEv</text:p>
            </chart:title>
          </chart:axis>
          <chart:axis chart:dimension="y" chart:name="primary-y" chart:style-name="ch4">
            <chart:title svg:x="0.451cm" svg:y="5.456cm" chart:style-name="ch6">
              <text:p>E_th, kEv</text:p>
            </chart:title>
            <chart:grid chart:style-name="ch7" chart:class="major"/>
          </chart:axis>
          <chart:series chart:style-name="ch8" chart:values-cell-range-address="Compton.B1:Compton.B3" chart:class="chart:scatter">
            <chart:domain table:cell-range-address="Compton.A1:Compton.A3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0.637636080871">
                <text:p>480.637636080871</text:p>
                <draw:g>
                  <svg:desc>Compton.A1:Compton.A3</svg:desc>
                </draw:g>
              </table:table-cell>
              <table:table-cell office:value-type="float" office:value="476.372064125109">
                <text:p>476.372064125109</text:p>
                <draw:g>
                  <svg:desc>Compton.B1:Compton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.365474339036">
                <text:p>205.365474339036</text:p>
              </table:table-cell>
              <table:table-cell office:value-type="float" office:value="197.412795867801">
                <text:p>197.412795867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3.20373250389">
                <text:p>1133.20373250389</text:p>
              </table:table-cell>
              <table:table-cell office:value-type="float" office:value="1061.68119255027">
                <text:p>1061.68119255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38cm" svg:y="0.316cm" chart:style-name="ch2">
          <text:p>Разрешение пиков</text:p>
        </chart:title>
        <chart:plot-area chart:style-name="ch3" table:cell-range-address="Resolution.A1:Resolution.B3" svg:x="1.331cm" svg:y="1.635cm" svg:width="14.029cm" svg:height="6.204cm">
          <chartooo:coordinate-region svg:x="2.429cm" svg:y="1.834cm" svg:width="12.413cm" svg:height="5.358cm"/>
          <chart:axis chart:dimension="x" chart:name="primary-x" chart:style-name="ch4">
            <chart:title svg:x="7.573cm" svg:y="8.019cm" chart:style-name="ch5">
              <text:p>1/E, 1/keV</text:p>
            </chart:title>
          </chart:axis>
          <chart:axis chart:dimension="y" chart:name="primary-y" chart:style-name="ch4">
            <chart:title svg:x="0.451cm" svg:y="5.244cm" chart:style-name="ch6">
              <text:p>R^2, 1</text:p>
            </chart:title>
            <chart:grid chart:style-name="ch7" chart:class="major"/>
          </chart:axis>
          <chart:series chart:style-name="ch8" chart:values-cell-range-address="Resolution.B1:Resolution.B3" chart:class="chart:scatter">
            <chart:domain table:cell-range-address="Resolution.A1:Resolution.A3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51374256959567">
                <text:p>0.00151374256959567</text:p>
                <draw:g>
                  <svg:desc>Resolution.A1:Resolution.A3</svg:desc>
                </draw:g>
              </table:table-cell>
              <table:table-cell office:value-type="float" office:value="0.00701804329684196">
                <text:p>0.00701804329684196</text:p>
                <draw:g>
                  <svg:desc>Resolution.B1:Resolution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90675334186222">
                <text:p>0.00290675334186222</text:p>
              </table:table-cell>
              <table:table-cell office:value-type="float" office:value="0.0136610317046265">
                <text:p>0.0136610317046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784612324636705">
                <text:p>0.000784612324636705</text:p>
              </table:table-cell>
              <table:table-cell office:value-type="float" office:value="0.00449270086972227">
                <text:p>0.00449270086972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